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F0" style:family="paragraph">
      <style:paragraph-properties fo:break-before="page" fo:text-align="center"/>
      <style:text-properties fo:font-size="40pt" style:font-size-asian="40pt" style:font-size-complex="40pt"/>
    </style:style>
    <style:style style:name="P4" style:parent-style-name="Textbody" style:family="paragraph">
      <style:text-properties fo:font-size="40pt" style:font-size-asian="40pt" style:font-size-complex="40pt"/>
    </style:style>
    <style:style style:name="P5" style:parent-style-name="Normal" style:family="paragraph">
      <style:paragraph-properties fo:break-before="page"/>
    </style:style>
    <style:style style:name="TableColumn7" style:family="table-column">
      <style:table-column-properties style:column-width="6.693in" style:use-optimal-column-width="false"/>
    </style:style>
    <style:style style:name="Table6" style:family="table">
      <style:table-properties style:width="6.693in" fo:margin-left="0in" table:align="left"/>
    </style:style>
    <style:style style:name="TableRow8" style:family="table-row">
      <style:table-row-properties style:use-optimal-row-height="false"/>
    </style:style>
    <style:style style:name="TableCell9" style:family="table-cell">
      <style:table-cell-properties fo:border="0.0034in solid #000000" fo:background-color="#FFFF99" style:writing-mode="lr-tb" fo:padding-top="0.0381in" fo:padding-left="0.0381in" fo:padding-bottom="0.0381in" fo:padding-right="0.0381in"/>
    </style:style>
    <style:style style:name="P10" style:parent-style-name="TableContents" style:family="paragraph">
      <style:text-properties fo:font-weight="bold" style:font-weight-asian="bold" style:font-weight-complex="bold"/>
    </style:style>
    <style:style style:name="P11" style:parent-style-name="TableContents" style:list-style-name="LFO2" style:family="paragraph"/>
    <style:style style:name="P12" style:parent-style-name="TableContents" style:list-style-name="LFO2" style:family="paragraph"/>
    <style:style style:name="P13" style:parent-style-name="TableContents" style:list-style-name="LFO2" style:family="paragraph"/>
    <style:style style:name="P14" style:parent-style-name="TableContents" style:list-style-name="LFO2" style:family="paragraph"/>
    <style:style style:name="P15" style:parent-style-name="TableContents" style:list-style-name="LFO2" style:family="paragraph"/>
    <style:style style:name="P16" style:parent-style-name="TableContents" style:list-style-name="LFO2" style:family="paragraph"/>
    <style:style style:name="P17" style:parent-style-name="TableContents" style:list-style-name="LFO2" style:family="paragraph"/>
    <style:style style:name="P18" style:parent-style-name="TableContents" style:list-style-name="LFO2" style:family="paragraph"/>
    <style:style style:name="P19" style:parent-style-name="TableContents" style:list-style-name="LFO2" style:family="paragraph"/>
    <style:style style:name="T20" style:parent-style-name="Fuentedepárrafopredeter." style:family="text">
      <style:text-properties fo:font-weight="bold" style:font-weight-asian="bold" style:font-weight-complex="bold"/>
    </style:style>
    <style:style style:name="P21" style:parent-style-name="Standard" style:list-style-name="LFO2" style:family="paragraph"/>
    <style:style style:name="P22" style:parent-style-name="ContentsHeading" style:family="paragraph">
      <style:paragraph-properties fo:break-before="page">
        <style:tab-stops>
          <style:tab-stop style:type="right" style:leader-style="dotted" style:leader-text="." style:position="6.1375in"/>
        </style:tab-stops>
      </style:paragraph-properties>
    </style:style>
    <style:style style:name="P23" style:parent-style-name="Título1" style:master-page-name="MP1" style:list-style-name="Outline" style:family="paragraph">
      <style:paragraph-properties fo:break-before="page"/>
    </style:style>
  </office:automatic-styles>
  <office:body>
    <office:text text:use-soft-page-breaks="true">
      <text:p text:style-name="P1">PORTADA</text:p>
      <text:p text:style-name="P4"/>
      <text:p text:style-name="P5"/>
      <table:table table:style-name="Table6">
        <table:table-columns>
          <table:table-column table:style-name="TableColumn7"/>
        </table:table-columns>
        <table:table-row table:style-name="TableRow8">
          <table:table-cell table:style-name="TableCell9">
            <text:p text:style-name="P10">INFORMACIÓN<text:s/>PARA LOS LICITADORES:</text:p>
            <text:list text:style-name="LFO2" text:continue-numbering="true">
              <text:list-item>
                <text:p text:style-name="P11">Para facilitar la lectura, presente la oferta encuadernada con “encuadernación en espiral” (<text:a xlink:href="https://es.wikipedia.org/wiki/Encuadernación_en_espiral" office:target-frame-name="_top" xlink:show="replace">https://es.wikipedia.org/wiki/Encuadernaci%C3%B3n_en_espiral</text:a>)</text:p>
              </text:list-item>
              <text:list-item>
                <text:p text:style-name="P12">Los márgenes de página serán de 2cm. Las páginas llevarán cabecera y pie de página, siendo el pie de página el que se indica en esta plantilla. La cabecera deberá contener al menos el nombre del licitador y el número del expediente.</text:p>
              </text:list-item>
              <text:list-item>
                <text:p text:style-name="P13">Para enumerar los capítulos se usarán los estilos Titulo 1 a Titulo N</text:p>
              </text:list-item>
              <text:list-item>
                <text:p text:style-name="P14">Para el texto se usará el “Estilo predeterminado” o el estilo “Cuerpo del texto”.</text:p>
              </text:list-item>
              <text:list-item>
                <text:p text:style-name="P15">Las listas (numeradas y sin numerar) también usarán el estilo “Estilo predeterminado” o el estilo “Cuerpo del texto”.</text:p>
              </text:list-item>
              <text:list-item>
                <text:p text:style-name="P16">Dichos estilos<text:s/>se han configurado para letra Liberation Serif (se admite también Times New Roman) de un tamaño 12 puntos, interlineado sencillo, espacio antes del párrafo 0cm, después del párrafo 0,30 cm. Los estilos que incluye esta plantilla no podrán ser modificados en ninguno de sus parámetros.</text:p>
              </text:list-item>
              <text:list-item>
                <text:p text:style-name="P17">En las tablas se usará el estilo “Contenido de la tabla”. En las propiedades de la tabla se activará el check “Repetir titulo las primeras 1 filas”.</text:p>
              </text:list-item>
              <text:list-item>
                <text:p text:style-name="P18">Las figuras que se incluyan deben contener principalmente imágenes y gráficas, con texto accesorio/de apoyo si es necesario, pero no deben utilizarse imágenes cuyo componente principal sean texto o tablas. El texto de las imágenes debe ser legible sin dificultad al 100% de zoom, así como en la oferta impresa (y en caso contrario las imágenes no serán tenidas en cuenta). El espaciado de las figuras al texto será de al menos 0,1cm por cada lado.</text:p>
              </text:list-item>
              <text:list-item>
                <text:p text:style-name="P19"><text:span text:style-name="T20">Mantenga esta recuadro en su oferta, justo después de la portada.<text:s/></text:span>En caso de duda, escriban a la dirección de correo electrónico indicada en<text:s/>el portal del licitador.</text:p>
              </text:list-item>
              <text:list-item>
                <text:p text:style-name="P21">Se aconseja elaborar la oferta usando LibreOffice, y evitar el copiar &amp; pegar de otras ofertas anteriores ya que esto puede hacer que no se respete el formato de texto aplicado a la plantilla. Recomendamos usar en este caso el “copiar &amp; pegar sin formato”.</text:p>
              </text:list-item>
            </text:list>
            <text:p text:style-name="TableContents"/>
            <text:p text:style-name="TableContents">Consulte en el PCAP <text:s/>otras limitaciones así como las consecuencias que pudiera tener no adaptarse al formato indicado.</text:p>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2">Sumario</text:p>
          <text:p text:style-name="Contents1"><text:a xlink:href="#__RefHeading___Toc74625_2690099750" office:target-frame-name="_top" xlink:show="replace">1 Resumen ejecutivo<text:tab/>4</text:a></text:p>
          <text:p text:style-name="Contents1"><text:a xlink:href="#__RefHeading___Toc46434_4274157939" office:target-frame-name="_top" xlink:show="replace">2 Plan para la asimilación y devolución del servicio<text:tab/>4</text:a></text:p>
          <text:p text:style-name="Contents1"><text:a xlink:href="#__RefHeading___Toc46436_4274157939" office:target-frame-name="_top" xlink:show="replace">3 Metodología de desarrollo<text:tab/>4</text:a></text:p>
          <text:p text:style-name="Contents1"><text:a xlink:href="#__RefHeading___Toc74397_2690099750" office:target-frame-name="_top" xlink:show="replace">4 Seguimiento<text:s/>del servicio<text:tab/>4</text:a></text:p>
          <text:p text:style-name="Contents1"><text:a xlink:href="#__RefHeading___Toc74399_2690099750" office:target-frame-name="_top" xlink:show="replace">5 Propuesta de implementación de ciertas funcionalidades<text:tab/>4</text:a></text:p>
          <text:p text:style-name="Contents2"><text:a xlink:href="#__RefHeading___Toc74401_2690099750" office:target-frame-name="_top" xlink:show="replace">5.1 Aplicación SIAMES: módulo que permita visualizar un histórico asociado<text:s/>a un NIF/CIF<text:tab/>4</text:a></text:p>
          <text:p text:style-name="Contents2"><text:a xlink:href="#__RefHeading___Toc74403_2690099750" office:target-frame-name="_top" xlink:show="replace">5.2 Aplicación GDPU/GDPB: módulo que permita visualizar un histórico asociado a un NIF/CIF<text:tab/>4</text:a></text:p>
        </text:index-body>
      </text:table-of-content>
      <text:h text:style-name="P23" text:outline-level="1"><text:bookmark-start text:name="__RefHeading___Toc74625_2690099750"/><text:soft-page-break/>Resumen ejecutivo<text:bookmark-end text:name="__RefHeading___Toc74625_2690099750"/></text:h>
      <text:h text:style-name="Título1" text:outline-level="1"><text:bookmark-start text:name="__RefHeading___Toc46434_4274157939"/>Plan para la asimilación y devolución del servicio<text:bookmark-end text:name="__RefHeading___Toc46434_4274157939"/></text:h>
      <text:h text:style-name="Título1" text:outline-level="1"><text:bookmark-start text:name="__RefHeading___Toc46436_4274157939"/>Metodología de<text:s/>desarrollo<text:bookmark-end text:name="__RefHeading___Toc46436_4274157939"/></text:h>
      <text:h text:style-name="Título1" text:outline-level="1"><text:bookmark-start text:name="__RefHeading___Toc74397_2690099750"/>Seguimiento del servicio<text:bookmark-end text:name="__RefHeading___Toc74397_2690099750"/></text:h>
      <text:h text:style-name="Título1" text:outline-level="1"><text:bookmark-start text:name="__RefHeading___Toc74399_2690099750"/>Propuesta de implementación de ciertas funcionalidades<text:bookmark-end text:name="__RefHeading___Toc74399_2690099750"/></text:h>
      <text:h text:style-name="Título2" text:outline-level="2"><text:bookmark-start text:name="__RefHeading___Toc74401_2690099750"/>Aplicación SIAMES: módulo que permita visualizar un histórico asociado a un NIF/CIF<text:bookmark-end text:name="__RefHeading___Toc74401_2690099750"/></text:h>
      <text:h text:style-name="Título2" text:outline-level="2"><text:bookmark-start text:name="__RefHeading___Toc74403_2690099750"/>Aplicación GDPU/GDPB: módulo que permita visualizar un histórico asociado a un<text:s/>NIF/CIF<text:bookmark-end text:name="__RefHeading___Toc74403_2690099750"/></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Título2" style:next-style-name="Textbody" style:default-outline-level="3">
      <style:paragraph-properties fo:keep-together="always"/>
      <style:text-properties style:font-name="Arial" style:font-name-asian="Arial" style:font-name-complex="Arial" fo:letter-spacing="-0.0034in" fo:font-size="11pt" style:font-size-asian="11pt" fo:hyphenate="false"/>
    </style:style>
    <style:style style:name="Título4" style:display-name="Título 4" style:family="paragraph" style:parent-style-name="Título3" style:next-style-name="Textbody" style:default-outline-level="4">
      <style:paragraph-properties fo:line-height="200%"/>
      <style:text-properties fo:font-style="italic" style:font-style-asian="italic" fo:letter-spacing="-0.0013in"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ítulo8" style:display-name="Títu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9" style:display-name="Títu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margin-bottom="0.118in"/>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ableContents" style:display-name="Table Contents" style:family="paragraph" style:parent-style-name="Standard">
      <style:paragraph-properties text:number-lines="false" fo:margin-bottom="0in"/>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bottom="0.0395in">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bottom="0.0395in"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bottom="0.0395in"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bottom="0.0395in" fo:margin-left="0.5895in">
        <style:tab-stops>
          <style:tab-stop style:type="right" style:leader-style="dotted" style:leader-text="." style:position="6.1034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text-properties fo:font-weight="bold" style:font-weight-asian="bold" style:font-weight-complex="bold"/>
    </style:style>
    <style:style style:name="P3" style:parent-style-name="Piedepágina" style:family="paragraph">
      <style:paragraph-properties fo:text-align="end"/>
    </style:style>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361in"/>
      </style:footer-style>
    </style:page-layout>
    <style:style style:name="P24" style:parent-style-name="Encabezado" style:family="paragraph">
      <style:text-properties fo:font-weight="bold" style:font-weight-asian="bold" style:font-weight-complex="bold"/>
    </style:style>
    <style:style style:name="P25" style:parent-style-name="Piedepágina" style:family="paragraph">
      <style:paragraph-properties fo:text-align="end"/>
    </style:style>
  </office:automatic-styles>
  <office:master-styles>
    <style:master-page style:name="MP0" style:page-layout-name="PL0">
      <style:header>
        <text:p text:style-name="P2">Cabecera del licitador</text:p>
      </style:header>
      <style:footer>
        <text:p text:style-name="P3">Página<text:s/><text:page-number text:fixed="false">2</text:page-number><text:s/>de<text:s/><text:page-count>4</text:page-count></text:p>
      </style:footer>
    </style:master-page>
    <style:master-page style:next-style-name="MP0" style:name="MPF0" style:page-layout-name="PL0"/>
    <style:master-page style:name="MP1" style:page-layout-name="PL1">
      <style:header>
        <text:p text:style-name="P24">Cabecera del licitador</text:p>
      </style:header>
      <style:footer>
        <text:p text:style-name="P25">Página<text:s/><text:page-number text:fixed="false">4</text:page-number><text:s/>de<text:s/><text:page-count>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soto</meta:initial-creator>
    <dc:creator>Manuel Mejías</dc:creator>
    <meta:creation-date>2020-02-24T12:42:00Z</meta:creation-date>
    <dc:date>2020-02-24T12:42:00Z</dc:date>
    <meta:template xlink:href="Normal.dotm" xlink:type="simple"/>
    <meta:editing-cycles>2</meta:editing-cycles>
    <meta:editing-duration>PT0S</meta:editing-duration>
    <meta:document-statistic meta:page-count="4" meta:paragraph-count="6" meta:word-count="515" meta:character-count="3343" meta:row-count="23" meta:non-whitespace-character-count="2834"/>
  </office:meta>
</office:document-meta>
</file>